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15b" officeooo:paragraph-rsid="001b61c4"/>
    </style:style>
    <style:style style:name="P2" style:family="paragraph" style:parent-style-name="Standard">
      <style:text-properties officeooo:rsid="001ca761" officeooo:paragraph-rsid="001ca761"/>
    </style:style>
    <style:style style:name="T1" style:family="text">
      <style:text-properties officeooo:rsid="001d8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praktyk zawodowych – 22.04.2026</text:p>
      <text:p text:style-name="P1">Godziny praktyk: 8:00 - 16:00</text:p>
      <text:p text:style-name="P1"/>
      <text:p text:style-name="P1">Temat dnia:</text:p>
      <text:p text:style-name="P1">Konfiguracja środowiska deweloperskiego Docker + Ollama</text:p>
      <text:p text:style-name="P1"/>
      <text:p text:style-name="P1">Opis wykonanych czynności:</text:p>
      <text:p text:style-name="P1"><text:s text:c="4"/>1. Zapoznanie się z architekturą projektu aplikacji BHP z LLM. Analiza docker-compose.yml.</text:p>
      <text:p text:style-name="P1"><text:s text:c="4"/>2. Uruchomienie kontenerów: PostgreSQL, Supabase Meta, Supabase Studio, Ollama, backend FastAPI, frontend.</text:p>
      <text:p text:style-name="P1"><text:s text:c="4"/>3. <text:s/><text:span text:style-name="T1">T</text:span>est zapytania do modelu gemma4:31b-cloud przez backend.</text:p>
      <text:p text:style-name="P1"/>
      <text:p text:style-name="P1">Napotkane problemy:</text:p>
      <text:p text:style-name="P1"><text:s text:c="4"/>1. Problem: Błąd 500: Ollama error: {"error": "unauthorized"} przy wywołaniu modelu chmurowego.</text:p>
      <text:p text:style-name="P1">Rozwiązanie: Modele *-cloud wymagają autoryzacji. Konieczne zalogowanie się tokenem API.</text:p>
      <text:p text:style-name="P1"><text:s text:c="4"/>2. Problem: Brak wiedzy o różnicy między modelami lokalnymi a chmurowymi w Ollama.</text:p>
      <text:p text:style-name="P1">Rozwiązanie: Analiza dokumentacji. Modele lokalne działają bez internetu, chmurowe wymagają konta.</text:p>
      <text:p text:style-name="P1"><text:s text:c="4"/>3. Problem: Nieznajomość lokalizacji kluczy API na platformie Ollama.</text:p>
      <text:p text:style-name="P1">Rozwiązanie: Odnalezienie sekcji https://ollama.com/settings/keys w panelu użytkownika.</text:p>
      <text:p text:style-name="P1"/>
      <text:p text:style-name="P1">Wnioski/Uwagi:</text:p>
      <text:p text:style-name="P1">Przed pracą z usługami chmurowymi należy skonfigurować autoryzację.</text:p>
      <text:p text:style-name="P1"/>
      <text:p text:style-name="P2"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06:05.934470100</meta:creation-date>
    <dc:date>2026-05-04T09:10:53.298007900</dc:date>
    <meta:editing-duration>PT2M49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8" meta:word-count="127" meta:character-count="1071" meta:non-whitespace-character-count="936"/>
  </office:meta>
</office:document-meta>
</file>